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920D6DEF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2.7555in" svg:y="0.0882in" svg:width="2.4654in" svg:height="1.8492in" draw:z-index="37"><draw:image xlink:href="Pictures/1000000100000280000001E01F7CF9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26</meta:editing-cycles>
    <meta:generator>LibreOffice/24.8.6.2$Windows_X86_64 LibreOffice_project/6d98ba145e9a8a39fc57bcc76981d1fb1316c60c</meta:generator>
    <meta:editing-duration>PT3H42M4S</meta:editing-duration>
    <dc:date>2025-04-12T08:50:44.828000000</dc:date>
    <meta:document-statistic meta:table-count="0" meta:image-count="38" meta:object-count="0" meta:page-count="15" meta:paragraph-count="546" meta:word-count="1210" meta:character-count="19034" meta:non-whitespace-character-count="15222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